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4" style:family="table">
      <style:table-properties style:width="12.749cm" style:rel-width="75%" table:align="left"/>
    </style:style>
    <style:style style:name="Table14.A" style:family="table-column">
      <style:table-column-properties style:column-width="3.344cm" style:rel-column-width="12892*"/>
    </style:style>
    <style:style style:name="Table14.B" style:family="table-column">
      <style:table-column-properties style:column-width="1.983cm" style:rel-column-width="7645*"/>
    </style:style>
    <style:style style:name="Table14.C" style:family="table-column">
      <style:table-column-properties style:column-width="1.847cm" style:rel-column-width="7122*"/>
    </style:style>
    <style:style style:name="Table14.D" style:family="table-column">
      <style:table-column-properties style:column-width="2.692cm" style:rel-column-width="10377*"/>
    </style:style>
    <style:style style:name="Table14.E" style:family="table-column">
      <style:table-column-properties style:column-width="2.882cm" style:rel-column-width="11113*"/>
    </style:style>
    <style:style style:name="Table14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color="#000000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ff0000"/>
    </style:style>
    <style:style style:name="P5" style:family="paragraph" style:parent-style-name="Standard">
      <style:text-properties fo:color="#0000ff"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ff0000"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8000"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bold" style:font-size-asian="12pt" style:font-weight-asian="normal" style:font-size-complex="12pt" style:font-weight-complex="normal"/>
    </style:style>
    <style:style style:name="T4" style:family="text">
      <style:text-properties fo:color="#ff0000"/>
    </style:style>
    <style:style style:name="T5" style:family="text">
      <style:text-properties fo:color="#ff0000"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0000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2pt" fo:font-weight="bold" style:font-size-asian="12pt" style:font-size-complex="12pt"/>
    </style:style>
    <style:style style:name="T9" style:family="text">
      <style:text-properties fo:color="#0000ff"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8000" fo:font-size="12pt" fo:font-weight="bold" style:font-size-asian="12pt" style:font-size-complex="12pt"/>
    </style:style>
    <style:style style:name="T11" style:family="text">
      <style:text-properties fo:color="#3333cc" style:font-name="Times New Roman" fo:font-size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RESENTAÇÃO:</text:p>
      <text:p text:style-name="P6"/>
      <text:p text:style-name="P5">Fazer uma experiência no IPÊTERRAS...</text:p>
      <text:p text:style-name="Standard">O IPÊTERRAS, desde a sua criação em 1997, sempre valorizou e buscou a participação de voluntários/as e estagiários/as. Jà recebeu varias vezes voluntários dos Estados-Unidos e tem atualmente varias pessoas trabalhando de forma voluntária na elaboração de projetos, na captação de recursos, elaboração de campanhas de captação de recursos, elaboração de materiais de comunicação e também ao nível do trabalho da terra na Roça Permamente (manejo).</text:p>
      <text:p text:style-name="Standard">A troca faz parte integrante dos princípios da Permacultura , não só a troca de produtos e energia mais também de pessoas, dos saberes e experiências. </text:p>
      <text:p text:style-name="Standard">As condições para fazer tal experiência: contribuir para alimentação com R$ 50,00 por semana, ficar mínimo uma semana e participar de todas as atividades da instituição inclusive as atividades domesticas.</text:p>
      <text:p text:style-name="Standard">Qualquer pessoa (de qualquer país) interessada em fazer uma experiência (seja longa ou curta) no Instituto de Permacultura em Terras Secas IPÊTERRAS pode entrar em contato:</text:p>
      <text:p text:style-name="Standard"><text:span text:style-name="Strong_20_Emphasis"><text:span text:style-name="T7">Telefone: 55 74 - 9121 0776</text:span></text:span></text:p>
      <text:p text:style-name="Standard"><text:span text:style-name="Strong_20_Emphasis"><text:span text:style-name="T7">E-mail: </text:span></text:span><text:a xlink:type="simple" xlink:href="mailto:ongipeterras@yahoo.com.br"><text:span text:style-name="Strong_20_Emphasis">ongipeterras@yahoo.com.br</text:span></text:a></text:p>
      <text:p text:style-name="Standard"><text:span text:style-name="Strong_20_Emphasis"><text:span text:style-name="T7"/></text:span></text:p>
      <text:p text:style-name="Standard"><text:a xlink:type="simple" xlink:href="../../Documentos/siteIpeterra/www/doacoes.htm" office:target-frame-name="_blank" xlink:show="new"><text:span text:style-name="T9">Fazer uma doação para instituição...</text:span></text:a></text:p>
      <text:p text:style-name="P7">Porque e como doar para o IPÊTERRAS </text:p>
      <text:p text:style-name="P2">Para o nosso importante trabalho de promoção da agro-ecologia, preservação da Caatinga e sensibilização da população em relação aos problemas ambientais tais como o desmatamento, as queimadas, a produção de lixo, a poluição em geral...</text:p>
      <text:p text:style-name="P2">PRECISAMOS DE VOCÊ...</text:p>
      <text:p text:style-name="P2">Porque o IPÊTERRAS faz um trabalho sem fins lucrativos, QUALQUER doação é bem vinda: R$ 10,00, R$ 50,00, R$ 100,00 ou mais...</text:p>
      <text:p text:style-name="Standard"><text:span text:style-name="Strong_20_Emphasis"><text:span text:style-name="T7">Por favor depositar na conta da instituição: </text:span></text:span></text:p>
      <text:p text:style-name="Standard"><text:span text:style-name="Strong_20_Emphasis"><text:span text:style-name="T7">Banco do Brasil</text:span></text:span></text:p>
      <text:p text:style-name="Standard"><text:span text:style-name="Strong_20_Emphasis"><text:span text:style-name="T7">Agência: 548-7 </text:span></text:span></text:p>
      <text:p text:style-name="Standard"><text:span text:style-name="Strong_20_Emphasis"><text:span text:style-name="T7">Cc: 5818-1</text:span></text:span></text:p>
      <text:p text:style-name="P2">DESDE JA AGRADECEMOS!</text:p>
      <text:p text:style-name="P2"/>
      <text:p text:style-name="Standard"><text:a xlink:type="simple" xlink:href="../../Documentos/siteIpeterra/www/venda.htm" office:target-frame-name="_blank" xlink:show="new">Comprar sementes de gliricidia..</text:a><text:span text:style-name="T9"> </text:span><text:span text:style-name="T5">(direciona para o texto abaixo)</text:span></text:p>
      <text:p text:style-name="P7">Produtos a venda:</text:p>
      <text:p text:style-name="P2"><text:span text:style-name="T2">Sementes de gliricidia</text:span><text:span text:style-name="T3">: R$ 100,00 o kilo</text:span><text:span text:style-name="T1"> </text:span></text:p>
      <text:p text:style-name="P2"><text:span text:style-name="T1">Para comprar, por favor entrar em contato: (74) 91210776 ou </text:span><text:a xlink:type="simple" xlink:href="mailto:ongipeterras@yahoo.com.br"><text:span text:style-name="T1">ongipeterras@yahoo.com.br</text:span></text:a></text:p>
      <text:p text:style-name="P6"/>
      <text:p text:style-name="P6">(conteudo principal da pagina apresentacao)</text:p>
      <text:p text:style-name="P2"><text:span text:style-name="T1">  </text:span><text:span text:style-name="T1"><draw:a xlink:type="simple" xlink:href="../../Documentos/siteIpeterra/www/atuacao.htm" office:target-frame-name="_parent" xlink:show="replace"><draw:frame draw:style-name="fr1" draw:name="graphics32" text:anchor-type="as-char" svg:width="7.938cm" svg:height="5.953cm" draw:z-index="0"><draw:image xlink:href="../../Documentos/siteIpeterra/www/stuff/apresentacao/poema.jpg" xlink:type="simple" xlink:show="embed" xlink:actuate="onLoad"/></draw:frame></draw:a></text:span></text:p>
      <text:p text:style-name="Standard">Acreditamos, praticamos e divulgamos uma agricultura ecológica, diversificada e adaptada ao clima local, o uso das energias renováveis, a recuperação de áreas degradas e a preservação do <text:soft-page-break/>ecossistema local</text:p>
      <text:p text:style-name="P3"><draw:a xlink:type="simple" xlink:href="../../Documentos/siteIpeterra/www/stuff/Cartilha_final.pdf" office:target-frame-name="_blank" xlink:show="new"><draw:frame draw:style-name="fr1" draw:name="graphics33" text:anchor-type="as-char" svg:width="7.673cm" svg:height="10.398cm" draw:z-index="1"><draw:image xlink:href="../../Documentos/siteIpeterra/www/stuff/apresentacao/capa.jpg" xlink:type="simple" xlink:show="embed" xlink:actuate="onLoad"/></draw:frame></draw:a></text:p>
      <text:p text:style-name="Standard">Para imprimir e ler nossa cartil(PDF - 4Mb) ha Agrofloresta no combate a desertificação...clique acima da imagem </text:p>
      <text:p text:style-name="Standard"/>
      <text:p text:style-name="Standard"><text:a xlink:type="simple" xlink:href="../../Documentos/siteIpeterra/www/parcerias.htm" office:target-frame-name="_blank" xlink:show="new">Parcerias importantes e apoio financeiro..</text:a><text:a xlink:type="simple" xlink:href="../../Documentos/siteIpeterra/www/parcerias.htm">.</text:a><text:span text:style-name="T11"> </text:span><text:span text:style-name="T6">(direciona para o texto abaixo)</text:span></text:p>
      <text:p text:style-name="Standard"><text:span text:style-name="T10">Apoio financeiro...</text:span><text:span text:style-name="T7"> </text:span></text:p>
      <text:p text:style-name="Standard"><text:span text:style-name="T8">- Grupos de apoio</text:span><text:span text:style-name="T7"> na Aústria, nos Estados-Unidos e na Suiça que financiaram e financiam principlamente a infra estrutura <text:s/></text:span></text:p>
      <text:p text:style-name="Standard"><text:span text:style-name="T7">- Pontualmente a </text:span><text:a xlink:type="simple" xlink:href="http://www.cese.org.br/" office:target-frame-name="_blank" xlink:show="new"><text:span text:style-name="T8">CESE</text:span></text:a><text:span text:style-name="T7">, a </text:span><text:a xlink:type="simple" xlink:href="http://www.fase.org.br/" office:target-frame-name="_blank" xlink:show="new"><text:span text:style-name="T8">FASE</text:span></text:a><text:span text:style-name="T7"> e prefeituras da região de Irecê (para eventos) <text:s/></text:span></text:p>
      <text:p text:style-name="Standard"><text:span text:style-name="T8">- </text:span><text:a xlink:type="simple" xlink:href="http://www.e-changer.ch/" office:target-frame-name="_blank" xlink:show="new">E-CHANGER</text:a><text:span text:style-name="T7">: ONG suiça de cooperação que disponibiliza atualmente um cooperante para IPÊTERRAS <text:s/></text:span><text:span text:style-name="T8">Parceiros importantes:</text:span><text:span text:style-name="T7"> 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Contents"><draw:a xlink:type="simple" xlink:href="http://www.e-changer.ch/" office:target-frame-name="_blank" xlink:show="new"><draw:frame draw:style-name="fr1" draw:name="graphics34" text:anchor-type="as-char" svg:width="3.175cm" svg:height="2.619cm" draw:z-index="2"><draw:image xlink:href="../../Documentos/siteIpeterra/www/stuff/atuacao/logoECH.jpg" xlink:type="simple" xlink:show="embed" xlink:actuate="onLoad"/></draw:frame></draw:a></text:p>
          </table:table-cell>
          <table:table-cell table:style-name="Table14.A1" office:value-type="string">
            <text:p text:style-name="Table_20_Contents"><draw:a xlink:type="simple" xlink:href="http://www.abong.org.br/"><draw:frame draw:style-name="fr1" draw:name="graphics35" text:anchor-type="as-char" svg:width="1.826cm" svg:height="2.831cm" draw:z-index="3"><draw:image xlink:href="../../Documentos/siteIpeterra/www/stuff/atuacao/logoABONG.jpg" xlink:type="simple" xlink:show="embed" xlink:actuate="onLoad"/></draw:frame></draw:a></text:p>
          </table:table-cell>
          <table:table-cell table:style-name="Table14.A1" office:value-type="string">
            <text:p text:style-name="Table_20_Contents"><draw:a xlink:type="simple" xlink:href="http://www.asabrasil.org.br/" office:target-frame-name="_blank" xlink:show="new"><draw:frame draw:style-name="fr1" draw:name="graphics36" text:anchor-type="as-char" svg:width="1.693cm" svg:height="1.799cm" draw:z-index="4"><draw:image xlink:href="../../Documentos/siteIpeterra/www/stuff/atuacao/logoasa.jpg" xlink:type="simple" xlink:show="embed" xlink:actuate="onLoad"/></draw:frame></draw:a></text:p>
          </table:table-cell>
          <table:table-cell table:style-name="Table14.A1" office:value-type="string">
            <text:p text:style-name="Table_20_Contents"><draw:a xlink:type="simple" xlink:href="http://www.permacultura-bahia.org.br/" office:target-frame-name="_blank" xlink:show="new"><draw:frame draw:style-name="fr1" draw:name="graphics37" text:anchor-type="as-char" svg:width="2.514cm" svg:height="2.699cm" draw:z-index="5"><draw:image xlink:href="../../Documentos/siteIpeterra/www/stuff/atuacao/IPBA.jpg" xlink:type="simple" xlink:show="embed" xlink:actuate="onLoad"/></draw:frame></draw:a></text:p>
          </table:table-cell>
          <table:table-cell table:style-name="Table14.A1" office:value-type="string">
            <text:p text:style-name="Table_20_Contents"><draw:a xlink:type="simple" xlink:href="http://www.cpt.org.br/" office:target-frame-name="_blank" xlink:show="new"><draw:frame draw:style-name="fr1" draw:name="graphics38" text:anchor-type="as-char" svg:width="1.931cm" svg:height="1.455cm" draw:z-index="6"><draw:image xlink:href="../../Documentos/siteIpeterra/www/stuff/atuacao/cpt.gif" xlink:type="simple" xlink:show="embed" xlink:actuate="onLoad"/></draw:frame></draw:a></text:p>
          </table:table-cell>
        </table:table-row>
      </table:table>
      <text:p text:style-name="P1">- GARRA (Grupo de Apoio e Resistência Rural e Ambiental) - Rede de Cultura Popular - Região de Irecê - STTR de Barro Alto (Sindicato de Trabalhadores e Trablhadoras Rurais) - Fundação Culturart de São Gabrie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</meta:initial-creator>
    <meta:creation-date>2012-02-17T10:33:19</meta:creation-date>
    <dc:date>2012-02-20T22:44:29</dc:date>
    <dc:creator>Fabio </dc:creator>
    <meta:editing-duration>PT9H52M15S</meta:editing-duration>
    <meta:editing-cycles>2</meta:editing-cycles>
    <meta:generator>LibreOffice/3.3$Linux LibreOffice_project/330m19$Build-401</meta:generator>
    <meta:document-statistic meta:table-count="1" meta:image-count="7" meta:object-count="0" meta:page-count="2" meta:paragraph-count="38" meta:word-count="428" meta:character-count="2840"/>
  </office:meta>
</office:document-meta>
</file>